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paragraph-rsid="001c9ef2"/>
    </style:style>
    <style:style style:name="T1" style:family="text">
      <style:text-properties style:font-name="serif" fo:font-size="5.40000009536743pt"/>
    </style:style>
    <style:style style:name="T2" style:family="text">
      <style:text-properties style:font-name="serif" fo:font-size="7.8000001907348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Kapitel I</text:span><text:span text:style-name="T1"><text:line-break/></text:span><text:span text:style-name="T2">Ein intellektuelles Abenteuer</text:span><text:span text:style-name="T1"><text:line-break/>Im Jahre 1818 erlebte Joseph Jacotot, Lehrbeauftragter für fran<text:line-break/>zösische Literatur an der Universität von Löwen, ein intellek<text:line-break/>tuelles Abenteuer.<text:line-break/>Eine lange und bewegte Karriere hätte ihn doch eigentlich<text:line-break/>vor Ü berraschungen bewahren sollen: 1789 hatte er seinen<text:line-break/>19. Geburtstag gefeiert. Er unterrichtete damals R hetorik in<text:line-break/>Dijon und bereitete sich auf den Beruf eines Rechtsanwalts vor.<text:line-break/>1792 hatte er als Artillerist in den Armeen der Republik ge<text:line-break/>dient. Dann wurde er während der Konventregierung aufein<text:line-break/>anderfolgend Lehrer an der Artillerieakademie, Sekretär des<text:line-break/>Kriegsministers und stellvertretender D irektor des Polytech<text:line-break/>nikums. Zurück in Dijon hatte er Analysis, Ideengeschichte<text:line-break/>und klassische Sprachen, reine und transzendente M athem atik<text:line-break/>sowie Rechtswissenschaft unterrichtet. Im März 1815 brachte<text:line-break/>ihm die Wertschätzung seiner Mitbürger einen Abgeordneten<text:line-break/>posten ein. Die Rückkehr der Bourbonen hatte ihn ins Exil<text:line-break/>gezwungen und der Liberalität des Königs der Niederlande ver<text:line-break/>dankte er diesen Professorenposten zu halbem Gehalt. Joseph<text:line-break/>Jacotot kannte die Gesetze der Gastfreundschaft und gedachte<text:line-break/>in Löwen ruhige Tage zu verbringen.<text:line-break/>D er Zufall entschied es anders. Die Vorlesungen des beschei<text:line-break/>denen Lektors wurden bald von den Studenten geschätzt. U nter<text:line-break/>jenen, die von ihnen profitieren wollten, waren viele der fran<text:line-break/>zösischen Sprache nicht mächtig. Joseph Jacotot seinerseits<text:line-break/>konnte wiederum überhaupt kein Niederländisch. Es gab also<text:line-break/>keine Sprache, in der er sie lehren konnte, was sie von ihm ver<text:line-break/>langten. Er wollte jedoch ihrem Wunsch nachkomm en. Dazu<text:line-break/>musste man zwischen ihnen und ihm eine minimale Verbin-<text:line-break/>11</text:span></text:p>
      <text:p text:style-name="P1"><text:span text:style-name="T1">dung einer gemeinsamen</text:span> <text:span text:style-name="T1">Sache</text:span> <text:span text:style-name="T1">hersteilen. N u n wurde zu dieser</text:span><text:line-break/><text:span text:style-name="T1">Zeit in Brüssel gerade eine zweisprachige Ausgabe des</text:span> <text:span text:style-name="T1">Te/emacb</text:span><text:line-break/><text:span text:style-name="T1">veröffentlicht.</text:span> <text:span text:style-name="T1">Die</text:span> <text:span text:style-name="T1">gemeinsame</text:span> <text:span text:style-name="T1">Sache</text:span> <text:span text:style-name="T1">war</text:span> <text:span text:style-name="T1">gefunden</text:span> <text:span text:style-name="T1">und</text:span><text:line-break/><text:span text:style-name="T1">Telemach trat somit in das Leben des Joseph Jacotot. Er ließ</text:span><text:line-break/><text:span text:style-name="T1">das Buch den Studenten aushändigen und ersuchte sie, den fran</text:span><text:line-break/><text:span text:style-name="T1">zösischen Text mit Hilfe der Übersetzung zu lernen. Als sie</text:span><text:line-break/><text:span text:style-name="T1">die Mitte des ersten Buches erreicht hatten, ließ er ihnen mit-</text:span><text:line-break/><text:span text:style-name="T1">teilen, sie sollten ohne Unterlass wiederholen, was sie gelernt</text:span><text:line-break/><text:span text:style-name="T1">hätten, und sich damit begnügen, den Rest des Buches derart</text:span><text:line-break/><text:span text:style-name="T1">zu lesen, um imstande zu sein, ihn nachzuerzählen. Dies war</text:span><text:line-break/><text:span text:style-name="T1">eine Verlegenheitslösung, aber in kleinem Maßstab auch ein phi</text:span><text:line-break/><text:span text:style-name="T1">losophisches Experiment nach dem Geschmack des Jahrhun</text:span><text:line-break/><text:span text:style-name="T1">derts der Aufklärung. U nd Joseph Jacotot blieb noch 1818 ein</text:span><text:line-break/><text:span text:style-name="T1">Mann des vergangenen Jahrhunderts.</text:span><text:line-break/><text:span text:style-name="T1">Das Experiment jedoch übertraf seine Erwartungen. Er er</text:span><text:line-break/><text:span text:style-name="T1">suchte die solcherart vorbereiteten Studenten, auf Französisch</text:span><text:line-break/><text:span text:style-name="T1">aufzuschreiben, was sie von all dem Gelesenen dachten. „Er er</text:span><text:line-break/><text:span text:style-name="T1">wartete schreckliche Barbareien, eine absolute Unfähigkeit viel</text:span><text:line-break/><text:span text:style-name="T1">leicht. Wie sollten diese jungen Leute ohne Erklärungen ver</text:span><text:line-break/><text:span text:style-name="T1">stehen und die Schwierigkeiten einer für sie neuen Sprache lösen</text:span><text:line-break/><text:span text:style-name="T1">können? Egal! Man musste sehen, wohin dieser zufällig eröff-</text:span><text:line-break/><text:span text:style-name="T1">nete Weg sie geführt hatte, welches die Resultate dieses verzwei</text:span><text:line-break/><text:span text:style-name="T1">felten Empirismus waren. Wie war er nicht erstaunt zu ent</text:span><text:line-break/><text:span text:style-name="T1">decken, dass diese auf sich selbst angewiesenen Schüler sich</text:span><text:line-break/><text:span text:style-name="T1">ebenso gut aus diesem Schlamassel gezogen hatten, wie es viele</text:span><text:line-break/><text:span text:style-name="T1">Franzosen getan hätten! Brauchte man nur zu wollen, um zu</text:span><text:line-break/><text:span text:style-name="T1">können? Waren also alle Menschen virtuell fähig zu verstehen,</text:span><text:line-break/><text:span text:style-name="T1">was andere gemacht und verstanden hatten?“1</text:span><text:line-break/><text:span text:style-name="T1">Dies war die Revolution, die dieses Zufallsexperiment in sei</text:span><text:line-break/><text:span text:style-name="T1">nem Geist hervorrief. Bis dahin hatte er geglaubt, was alle ge</text:span><text:line-break/><text:span text:style-name="T1">wissenhaften Professoren glauben: dass die wesentliche Sache</text:span><text:line-break/><text:span text:style-name="T1">des Lehrmeisters die ist, seine Kenntnisse den Schülern zu ver</text:span><text:line-break/><text:span text:style-name="T1">mitteln, um sie graduell zu seinem eigenen Wissen zu führen.</text:span><text:line-break/><text:span text:style-name="T1">Er wusste wie sie, dass es nicht darum ging, den Schülern Kennt</text:span><text:line-break/><text:span text:style-name="T1">nisse einzutrichtern und sie diese wie Papageien wiederholen</text:span><text:line-break/><text:span text:style-name="T1">zu lassen, aber auch, dass man ihnen diese Zufallswege ersparen</text:span><text:line-break/><text:span text:style-name="T1">muss, auf denen sich die Geister verlieren, die noch unfähig</text:span><text:line-break/><text:span text:style-name="T1">12</text:span></text:p>
      <text:p text:style-name="P1"><text:span text:style-name="T1">sind, das Wesentliche vom Nebensächlichen und das Prinzip</text:span><text:line-break/><text:span text:style-name="T1">von der Konsequenz zu unterscheiden. Kurz, die wesentliche</text:span><text:line-break/><text:span text:style-name="T1">Aufgabe des Lehrmeisters besteht darin, zu</text:span> <text:span text:style-name="T1">erklären, die einfa</text:span><text:line-break/><text:span text:style-name="T1">chen Elemente der Kenntnisse hervorzuheben und ihre prin</text:span><text:line-break/><text:span text:style-name="T1">zipielle Einfachheit mit der tatsächlichen Einfachheit, die die</text:span><text:line-break/><text:span text:style-name="T1">jungen und unwissenden Geister kennzeichnet, in Ü berein</text:span><text:line-break/><text:span text:style-name="T1">stimmung zu bringen. Lehren, das hieß gleichzeitig Kenntnis</text:span><text:line-break/><text:span text:style-name="T1">se zu verm itteln und Geister zu formen, indem man sie, ei</text:span><text:line-break/><text:span text:style-name="T1">nem geordneten Fortschreiten folgend, vom Einfacheren zum</text:span><text:line-break/><text:span text:style-name="T1">Komplizierteren leitete. So erhöbe sich der Schüler in der syste</text:span><text:line-break/><text:span text:style-name="T1">matischen Aneignung des Wissens, der Bildung der Urteilskraft</text:span><text:line-break/><text:span text:style-name="T1">und des Geschmacks so hoch, wie seine gesellschaftliche Bestim</text:span><text:line-break/><text:span text:style-name="T1">mung es verlangte, und so wäre er vorbereitet, gemäß dieser</text:span><text:line-break/><text:span text:style-name="T1">Bestimmung davon Gebrauch zu machen: lehren, prozessieren</text:span><text:line-break/><text:span text:style-name="T1">oder regieren für die belesenen Eliten; entwerfen, zeichnen oder</text:span><text:line-break/><text:span text:style-name="T1">Instrumente und Maschinen fabrizieren für die neuen Avant</text:span><text:line-break/><text:span text:style-name="T1">garden, die man jetzt aus der Elite des Volkes zu schöpfen ver</text:span><text:line-break/><text:span text:style-name="T1">suchte; im Gang der Wissenschaften neue Entdeckungen ma</text:span><text:line-break/><text:span text:style-name="T1">chen, für die Geister, die für diese besondere Leistung begabt</text:span><text:line-break/><text:span text:style-name="T1">waren. Wahrscheinlich wich die Vorgehensweise dieser Män</text:span><text:line-break/><text:span text:style-name="T1">ner der Wissenschaft spürbar von der vernünftigen O rdnung</text:span><text:line-break/><text:span text:style-name="T1">der Pädagogen ab. Aber daraus brauchte man kein Argum ent</text:span><text:line-break/><text:span text:style-name="T1">gegen diese O rdnung machen. Im Gegenteil, man musste zu</text:span><text:line-break/><text:span text:style-name="T1">erst eine solide und methodische Ausbildung erworben haben,</text:span><text:line-break/><text:span text:style-name="T1">um den Besonderheiten des Genies Aufschwung verleihen zu</text:span><text:line-break/><text:span text:style-name="T1">können.</text:span> <text:span text:style-name="T1">Post hoc, ergopropter hoc.</text:span><text:line-break/><text:span text:style-name="T1">So denken alle gewissenhaften Professoren. So hatte Joseph</text:span><text:line-break/><text:span text:style-name="T1">Jacotot in dreißig Jahren Berufsleben gedacht und gehandelt.</text:span><text:line-break/><text:span text:style-name="T1">N un jedoch war Sand ins Getriebe gekommen. Er hatte sei</text:span><text:line-break/><text:span text:style-name="T1">nen „Schülern“ keinerlei Erklärung zu den ersten Elementen</text:span><text:line-break/><text:span text:style-name="T1">der Sprache gegeben. Er hatte ihnen nicht die Rechtschreibung</text:span><text:line-break/><text:span text:style-name="T1">und die Konjugationen erklärt. Sie hatten alleine die französi</text:span><text:line-break/><text:span text:style-name="T1">schen W örter, die den W örtern entsprachen, die sie kannten,</text:span><text:line-break/><text:span text:style-name="T1">und die Gründe für die W ortendungen gesucht. Sie hatten al</text:span><text:line-break/><text:span text:style-name="T1">leine gelernt, sie zu kom binieren, um ihrerseits französische</text:span><text:line-break/><text:span text:style-name="T1">Sätze zu bilden: Sätze, deren O rthographie und Gram m atik</text:span><text:line-break/><text:span text:style-name="T1">zunehm end richtiger wurden, je weiter sie im Buch fortschrit</text:span><text:line-break/><text:span text:style-name="T1">13</text:span></text:p>
      <text:p text:style-name="P1"><text:span text:style-name="T1">ten; aber vor allem Sätze von Schriftstellern und nicht von</text:span><text:line-break/><text:span text:style-name="T1">Schülern. W aren die Erklärungen des Lehrmeisters also über</text:span><text:line-break/><text:soft-page-break/><text:span text:style-name="T1">flüssig? O der, wenn sie es nicht waren, wem und w ozu nütz</text:span><text:line-break/><text:span text:style-name="T1">ten sie dann?</text:span><text:line-break/><text:span text:style-name="T1">Die Ordnung des Erklärens</text:span><text:line-break/><text:span text:style-name="T1">Eine plötzliche Erleuchtung im Geiste des Joseph Jacotot er</text:span><text:line-break/><text:span text:style-name="T1">hellte auf brutale Weise diese unhinterfragte Evidenz eines je</text:span><text:line-break/><text:span text:style-name="T1">den Lehrsystems: die N otw endigkeit von Erklärungen. Was</text:span><text:line-break/><text:span text:style-name="T1">ist denn offensichtlicher als diese Evidenz? N iem and kennt</text:span><text:line-break/><text:span text:style-name="T1">w ahrhaft etwas, wenn er es nicht verstanden hat. U nd damit</text:span><text:line-break/><text:span text:style-name="T1">er verstehe, muss m an ihm eine E rklärung gegeben haben,</text:span><text:line-break/><text:span text:style-name="T1">muss das W ort des Lehrmeisters die Stum m heit des unterrich</text:span><text:line-break/><text:span text:style-name="T1">teten</text:span> <text:span text:style-name="T1">Gegenstandes</text:span> <text:span text:style-name="T1">gebrochen haben.</text:span><text:line-break/><text:span text:style-name="T1">Diese Logik weist allerdings so manche D unkelheit auf. Da</text:span><text:line-break/><text:span text:style-name="T1">hat nun zum Beispiel ein Schüler ein Buch in den H änden.</text:span><text:line-break/><text:span text:style-name="T1">Dieses Buch besteht aus einer Menge von Gedankengängen, die</text:span><text:line-break/><text:span text:style-name="T1">dazu bestim m t sind, dem Schüler den Gegenstand verständ</text:span><text:line-break/><text:span text:style-name="T1">lich zu machen. Aber nun ergreift der Lehrm eister das W ort,</text:span><text:line-break/><text:span text:style-name="T1">um das Buch zu erklären. Er entfaltet eine Menge G edanken</text:span><text:line-break/><text:span text:style-name="T1">gänge, um die Menge der Gedankengänge, die das Buch aus</text:span><text:line-break/><text:span text:style-name="T1">machen, zu erklären. Aber warum braucht dieses eine solche</text:span><text:line-break/><text:span text:style-name="T1">Hilfe? Könnte, anstatt einen Erklärenden zu bezahlen, der Fa</text:span><text:line-break/><text:span text:style-name="T1">milienvater nicht einfach seinem Sohn das Buch geben und das</text:span><text:line-break/><text:span text:style-name="T1">Kind direkt die Überlegungen des Buches verstehen? U nd wenn</text:span><text:line-break/><text:span text:style-name="T1">es sie nicht versteht, warum sollte es eher die Überlegungen</text:span><text:line-break/><text:span text:style-name="T1">verstehen, die ihm erklären sollen, was es nicht verstanden hat?</text:span><text:line-break/><text:span text:style-name="T1">Sind diese anderer N atur? U nd w ird man in diesem Fall nicht</text:span><text:line-break/><text:span text:style-name="T1">die A rt, sie zu verstehen, erklären müssen?</text:span><text:line-break/><text:span text:style-name="T1">Die Logik der Erklärung beinhaltet also das Prinzip eines un</text:span><text:line-break/><text:span text:style-name="T1">endlichen Regresses: Die Verdoppelung der G ründe hat kei</text:span><text:line-break/><text:span text:style-name="T1">nen G rund, jemals aufzuhören. Was die Regression beendet</text:span><text:line-break/><text:span text:style-name="T1">und dem System seine Grundlage gibt, ist ganz einfach, dass</text:span><text:line-break/><text:span text:style-name="T1">der Erklärende als Einziger darüber entscheidet, an welchem</text:span><text:line-break/><text:span text:style-name="T1">P u n k t die Erklärung selbst erklärt ist. Er ist der einzige R ichter</text:span><text:line-break/><text:span text:style-name="T1">14</text:span></text:p>
      <text:p text:style-name="P1"><text:span text:style-name="T1">in dieser Frage, die in sich selbst schwindelerregend ist: H at</text:span><text:line-break/><text:span text:style-name="T1">der Schüler die Gedankengänge verstanden, die ihn lehren, die</text:span><text:line-break/><text:span text:style-name="T1">Gedankengänge zu verstehen? Hier ersetzt der Lehrmeister den</text:span><text:line-break/><text:span text:style-name="T1">Familienvater: Wie könnte dieser sicher sein, dass das Kind die</text:span><text:line-break/><text:span text:style-name="T1">Gedankengänge des Buches verstanden hat? Was dem Familien</text:span><text:line-break/><text:span text:style-name="T1">vater fehlt, was dem Trio, das er mit dem Kind und dem Buch</text:span><text:line-break/><text:span text:style-name="T1">form t, immer fehlen wird, ist diese einzigartige Kunst des Er</text:span><text:line-break/><text:span text:style-name="T1">klärenden: die Kunst der</text:span> <text:span text:style-name="T1">Distan£ Das Geheimnis des Lehrmeis</text:span><text:line-break/><text:span text:style-name="T1">ters ist es, die Distanz zwischen dem gelehrten Gegenstand und</text:span><text:line-break/><text:span text:style-name="T1">dem zu belehrenden Subjekt, die Distanz auch zwischen</text:span> <text:span text:style-name="T1">lernen</text:span><text:line-break/><text:span text:style-name="T1">und</text:span> <text:span text:style-name="T1">verstehen, erkennen zu können. Der Erklärende ist jener, der</text:span><text:line-break/><text:span text:style-name="T1">die Distanz einsetzt und abschafft, der sie inmitten seiner Rede</text:span><text:line-break/><text:span text:style-name="T1">entfaltet und auflöst.</text:span><text:line-break/><text:span text:style-name="T1">Diese privilegierte Stellung der Rede hebt den unendlichen</text:span><text:line-break/><text:span text:style-name="T1">Regress nur auf, um eine paradoxe Hierarchie einzurichten.</text:span><text:line-break/><text:span text:style-name="T1">In der Erklärordnung ist allgemein eine mündliche Erklärung</text:span><text:line-break/><text:span text:style-name="T1">nötig, um die schriftliche Erklärung zu erklären. Das setzt vor</text:span><text:line-break/><text:span text:style-name="T1">aus, dass die Gedankengänge, wenn sie durch die lebendige Rede</text:span><text:line-break/><text:span text:style-name="T1">des Lehrmeisters vermittelt sind, die sich augenblicklich auf</text:span><text:line-break/><text:span text:style-name="T1">löst, klarer sind, sich besser dem Geist des Schülers einprägen</text:span><text:line-break/><text:span text:style-name="T1">als die im Buch, wo sie für immer in unauslöschlichen Buch</text:span><text:line-break/><text:span text:style-name="T1">staben geschrieben stehen. Wie soll man dieses paradoxe Pri</text:span><text:line-break/><text:span text:style-name="T1">vileg der Rede gegenüber der Schrift, des Hörens gegenüber</text:span><text:line-break/><text:span text:style-name="T1">dem Sehen begreifen? Welches Verhältnis besteht also zwischen</text:span><text:line-break/><text:span text:style-name="T1">der Macht der Rede und der des Lehrmeisters?</text:span><text:line-break/><text:span text:style-name="T1">Dieses Paradox trifft gleich auf ein anderes: Die</text:span> <text:span text:style-name="T1">Wörter, die</text:span><text:line-break/><text:span text:style-name="T1">das Kind am ehesten lernt, in deren Sinn es am ehesten eindringt,</text:span><text:line-break/><text:span text:style-name="T1">die es sich am ehesten für seinen eigenen Gebrauch aneignet,</text:span><text:line-break/><text:span text:style-name="T1">sind diejenigen, die es ohne erklärenden Lehrmeister, noch vor</text:span><text:line-break/><text:span text:style-name="T1">jedem Lehrmeister lernt. Der unterschiedlichen Ergiebigkeit</text:span><text:line-break/><text:span text:style-name="T1">der verschiedenen intellektuellen Lernvorgänge nach ist das,</text:span><text:line-break/><text:span text:style-name="T1">was die Menschenkinder am ehesten lernen, das, was ihnen kein</text:span><text:line-break/><text:span text:style-name="T1">Lehrmeister erklären kann, nämlich die Muttersprache. Man</text:span><text:line-break/><text:span text:style-name="T1">spricht m it ihnen und spricht in ihrer Gegenwart. Sie hören</text:span><text:line-break/><text:span text:style-name="T1">und m erken sich, ahmen nach und wiederholen, sie irren sich</text:span><text:line-break/><text:span text:style-name="T1">und korrigieren sich, treffen glücklich das Richtige und ma</text:span><text:line-break/><text:span text:style-name="T1">chen methodisch weiter. In einem Alter, zu zart, als dass die</text:span><text:line-break/><text:span text:style-name="T1">15</text:span></text:p>
      <text:p text:style-name="P1"><text:span text:style-name="T1">Erklärenden ihren U n terricht unternehm en können, sind so</text:span><text:line-break/><text:span text:style-name="T1">gut wie alle - welcher A rt ihr Geschlecht, ihr sozialer Stand</text:span><text:line-break/><text:span text:style-name="T1">und ihre H autfarbe auch sei - fähig, die Sprache ihrer Eltern</text:span><text:line-break/><text:span text:style-name="T1">zu verstehen und zu sprechen.</text:span><text:line-break/><text:span text:style-name="T1">N u n aber, da dieses Kind durch seine eigene Intelligenz und</text:span><text:line-break/><text:span text:style-name="T1">durch Lehrmeister, die ihm nicht die Sprache erklärten, zu spre</text:span><text:line-break/><text:span text:style-name="T1">chen gelernt hat, beginnt der eigentliche U nterricht. Alles geht</text:span><text:line-break/><text:span text:style-name="T1">jetzt so vor sich, als ob es nicht m ehr m it Hilfe seiner eigenen</text:span><text:line-break/><text:span text:style-name="T1">Intelligenz, die ihm bis dahin gedient hatte, lernen könnte, als</text:span><text:line-break/><text:span text:style-name="T1">ob ihm das eigenständige V erhältnis des Lernens zur V eri</text:span><text:line-break/><text:span text:style-name="T1">fizierung nunm ehr fremd wäre. Zwischen dem einen und dem</text:span><text:line-break/><text:span text:style-name="T1">anderen hat sich jetzt eine U ndurchsichtigkeit etabliert. Es geht</text:span><text:line-break/><text:span text:style-name="T1">darum zu</text:span> <text:span text:style-name="T1">verstehen</text:span> <text:span text:style-name="T1">und dieses eine W ort w irft einen Schleier auf</text:span><text:line-break/><text:span text:style-name="T1">jedes Ding:</text:span> <text:span text:style-name="T1">Verstehen</text:span> <text:span text:style-name="T1">ist das, was das Kind nicht schaffen kann</text:span><text:line-break/><text:span text:style-name="T1">ohne die Erklärungen eines Lehrmeisters, später so vieler Lehr</text:span><text:line-break/><text:span text:style-name="T1">m eister, wie es Gegenstände zu verstehen gibt, die in einer</text:span><text:line-break/><text:span text:style-name="T1">gewissen fortschreitenden O rdnung vorgegeben sind. D aran</text:span><text:line-break/><text:span text:style-name="T1">fügt sich der sonderbare Um stand, dass diese Erklärungen, seit</text:span><text:line-break/><text:span text:style-name="T1">dem die Ara des Fortschritts begonnen hat, nicht aufhören,</text:span><text:line-break/><text:span text:style-name="T1">sich dahingehend zu vervollkom m nen, besser zu erklären, bes</text:span><text:line-break/><text:span text:style-name="T1">ser verstehen zu lassen, besser lernen zu lehren, ohne dass man</text:span><text:line-break/><text:span text:style-name="T1">jemals eine Vollkommenheit messen könnte, die diesem genann</text:span><text:line-break/><text:span text:style-name="T1">ten Verständnis entspräche. Eher w ird m an in zunehm endem</text:span><text:line-break/><text:span text:style-name="T1">Maße das Sinken der Leistungsfähigkeit des Erklärsystems be</text:span><text:line-break/><text:span text:style-name="T1">klagen und bedauern, was natürlich wieder eine neue Vervoll</text:span><text:line-break/><text:span text:style-name="T1">kom m nung nötig macht, um die Erklärungen für jene einfacher</text:span><text:line-break/><text:span text:style-name="T1">verständlich zu machen, die sie nicht verstehen ...</text:span><text:line-break/><text:span text:style-name="T1">Die Offenbarung, von der Joseph Jacotot erleuchtet wurde,</text:span><text:line-break/><text:span text:style-name="T1">fasst sich darin zusammen: M an muss die Logik des E rklär</text:span><text:line-break/><text:span text:style-name="T1">systems um drehen. Die Erklärung ist nicht nötig, um einer</text:span><text:line-break/><text:span text:style-name="T1">Verständnisunfähigkeit abzuhelfen. Diese</text:span> <text:span text:style-name="T1">Unfähigkeit</text:span> <text:span text:style-name="T1">ist im Ge</text:span><text:line-break/><text:span text:style-name="T1">genteil die strukturierende Fiktion der erklärenden Auffassung</text:span><text:line-break/><text:span text:style-name="T1">der Welt. D er Erklärende braucht den Unfähigen, nicht umge</text:span><text:line-break/><text:span text:style-name="T1">kehrt. Er ist es, der den Unfähigen als solchen schafft. Jem an</text:span><text:line-break/><text:span text:style-name="T1">dem etwas erklären heißt, ihm zuerst zu beweisen, dass er nicht</text:span><text:line-break/><text:soft-page-break/><text:span text:style-name="T1">von sich aus verstehen kann. Bevor die Erklärung ein A kt des</text:span><text:line-break/><text:span text:style-name="T1">Pädagogen ist, ist sie der M ythos der Pädagogik, das Gleichnis</text:span><text:line-break/><text:span text:style-name="T1">16</text:span></text:p>
      <text:p text:style-name="P1"><text:span text:style-name="T1">einer Welt, die in Wissende und Unwissende geteilt ist, in reife</text:span><text:line-break/><text:span text:style-name="T1">Geister und unreife Geister, fähige und unfähige, intelligente und</text:span><text:line-break/><text:span text:style-name="T1">dumme. Die dem Erklärenden eigene Kunstfertigkeit besteht</text:span><text:line-break/><text:span text:style-name="T1">in dieser doppelt gründenden Geste. Einerseits dekretiert er die</text:span><text:line-break/><text:span text:style-name="T1">sen absoluten Anfang: Von diesem M oment an erst wird der</text:span><text:line-break/><text:span text:style-name="T1">Lernakt beginnen. Andererseits wirft er über alle zu lernenden</text:span><text:line-break/><text:span text:style-name="T1">Dinge diesen Schleier der Unwissenheit, den er sich selbst aufer</text:span><text:line-break/><text:span text:style-name="T1">legt hat zu lüften. Bis zu ihm hat der junge Mensch im Blinden</text:span><text:line-break/><text:span text:style-name="T1">getappt, auf gut Glück Rätsel geraten. Jetzt wird er lernen. Er</text:span><text:line-break/><text:span text:style-name="T1">hörte W örter und wiederholte sie. Jetzt geht es darum zu lesen</text:span><text:line-break/><text:span text:style-name="T1">und er wird nicht die W örter verstehen, wenn er nicht die Sil</text:span><text:line-break/><text:span text:style-name="T1">ben versteht, nicht die Silben, wenn er nicht die Buchstaben ver</text:span><text:line-break/><text:span text:style-name="T1">steht, die ihm weder das Buch noch die Eltern verständlich ma</text:span><text:line-break/><text:span text:style-name="T1">chen können, sondern nur die Rede des Lehrmeisters. Der päda</text:span><text:line-break/><text:span text:style-name="T1">gogische Mythos teilt, so sagten wir, die Welt entzwei. Man muss</text:span><text:line-break/><text:span text:style-name="T1">genauer sagen, dass er die Intelligenz zweiteilt. Es gibt, sagt er,</text:span><text:line-break/><text:span text:style-name="T1">eine niedrigere und eine höhere Intelligenz. Die erste nim m t</text:span><text:line-break/><text:span text:style-name="T1">durch Zufall wahr, behält, interpretiert und wiederholt empi</text:span><text:line-break/><text:span text:style-name="T1">risch im engen Kreis der Gewohnheiten und Bedürfnisse. Das</text:span><text:line-break/><text:span text:style-name="T1">ist die Intelligenz des kleinen Kindes und des Mannes des Vol</text:span><text:line-break/><text:span text:style-name="T1">kes. Die zweite kennt die Dinge durch Gründe, sie geht m etho</text:span><text:line-break/><text:span text:style-name="T1">disch vor, vom Einfachen zum Komplexen, vom Teil zum</text:span><text:line-break/><text:span text:style-name="T1">Ganzen. Sie erlaubt es dem Lehrmeister, seine Kenntnisse zu</text:span><text:line-break/><text:span text:style-name="T1">übermitteln, indem er sie den intellektuellen Fähigkeiten des</text:span><text:line-break/><text:span text:style-name="T1">Schülers anpasst und überprüft, ob der Schüler wohl verstanden</text:span><text:line-break/><text:span text:style-name="T1">hat, was er gelernt hat. Das ist das Prinzip der Erklärung. Das</text:span><text:line-break/><text:span text:style-name="T1">wird von nun an für Jacotot das Prinzip der</text:span> <text:span text:style-name="T1">Verdummung</text:span> <text:span text:style-name="T1">sein.</text:span><text:line-break/><text:span text:style-name="T1">Dam it keine Missverständnisse entstehen, entkräften w ir die</text:span><text:line-break/><text:span text:style-name="T1">bekannten Bilder. Der Verdummer ist nicht der alte schwer</text:span><text:line-break/><text:span text:style-name="T1">fällige Lehrmeister, der die Schädel seiner Schüler m it un</text:span><text:line-break/><text:span text:style-name="T1">verdaulichen Kenntnissen vollstopft, auch nicht das bösartige</text:span><text:line-break/><text:span text:style-name="T1">Wesen, das das Spiel der doppelten W ahrheit praktiziert, um</text:span><text:line-break/><text:span text:style-name="T1">seine M acht und die soziale O rdnung aufrechtzuerhalten. Im</text:span><text:line-break/><text:span text:style-name="T1">Gegenteil, er ist umso wirksamer, als er gelehrt, aufgeklärt und</text:span><text:line-break/><text:span text:style-name="T1">guten Willens ist. Je gelehrter er ist, desto offensichtlicher er</text:span><text:line-break/><text:span text:style-name="T1">scheint ihm die Distanz seines Wissens zur Unwissenheit der</text:span><text:line-break/><text:span text:style-name="T1">Unwissenden. Je aufgeklärter er ist, desto offensichtlicher</text:span><text:line-break/><text:span text:style-name="T1">17</text:span></text:p>
      <text:p text:style-name="P1"><text:span text:style-name="T1">scheint ihm der U nterschied, den es zw ischen dem blinden</text:span><text:line-break/><text:span text:style-name="T1">H erum tasten und dem m ethodischen Suchen gibt; desto m ehr</text:span><text:line-break/><text:span text:style-name="T1">w ird er sich darum bem ühen, den Buchstaben durch den Geist,</text:span><text:line-break/><text:span text:style-name="T1">die A utorität des Buches durch die K larheit der Erklärungen</text:span><text:line-break/><text:span text:style-name="T1">zu ersetzen. V or allem, w ird er sagen, muss der Schüler ver</text:span><text:line-break/><text:span text:style-name="T1">stehen und daher muss m an es ihm im m er besser erklären. Dies</text:span><text:line-break/><text:span text:style-name="T1">ist die Sorge des aufgeklärten Pädagogen: V ersteht der Kleine?</text:span><text:line-break/><text:span text:style-name="T1">E r versteht nicht. Ich werde neue W eisen finden, es ihm zu</text:span><text:line-break/><text:span text:style-name="T1">erklären, strenger in ihrem Prinzip, anziehender in ihrer Form;</text:span><text:line-break/><text:span text:style-name="T1">und ich werde verifizieren, dass er verstanden hat.</text:span><text:line-break/><text:span text:style-name="T1">N oble Sorge. Unglücklicherweise ist es gerade dieses kleine</text:span><text:line-break/><text:span text:style-name="T1">W ort, dieses Losungswort der Aufgeklärten -</text:span> <text:span text:style-name="T1">verstehen</text:span> <text:span text:style-name="T1">-, welches</text:span><text:line-break/><text:span text:style-name="T1">das ganze Übel anrichtet. Es hält die Bewegung der V ernunft</text:span><text:line-break/><text:span text:style-name="T1">auf, zerstört ihr Vertrauen in sich selbst, bringt sie aus ihrer ei</text:span><text:line-break/><text:span text:style-name="T1">genen Bahn, indem es die W elt der Intelligenz entzw eibricht,</text:span><text:line-break/><text:span text:style-name="T1">indem es den Einschnitt zwischen dem tastenden Tier und dem</text:span><text:line-break/><text:span text:style-name="T1">kleinen gebildeten H errn, dem Gem einsinn und der Wissen</text:span><text:line-break/><text:span text:style-name="T1">schaft vollzieht. Sobald dieses Losungswort der D ualität ausge</text:span><text:line-break/><text:span text:style-name="T1">sprochen ist, ist jede Vervollkommnung des</text:span> <text:span text:style-name="T1">Verstehenlassens, dieser</text:span><text:line-break/><text:span text:style-name="T1">großen Sorge der M ethodiker und Fortschrittler, ein Fortschritt</text:span><text:line-break/><text:span text:style-name="T1">in der Verdumm ung. Das Kind, das unter der D rohung von</text:span><text:line-break/><text:span text:style-name="T1">Schlägen stottert, gehorcht der Rute, das ist alles, und es wird</text:span><text:line-break/><text:span text:style-name="T1">seine Intelligenz auf etwas anderes verwenden. A ber der Kleine,</text:span><text:line-break/><text:span text:style-name="T1">dem</text:span> <text:span text:style-name="T1">erklärt</text:span> <text:span text:style-name="T1">w orden ist, w ird seine ganze Intelligenz in diese</text:span><text:line-break/><text:span text:style-name="T1">Trauerarbeit investieren: zu verstehen, das heißt, zu verstehen,</text:span><text:line-break/><text:span text:style-name="T1">dass er nicht versteht, wenn man ihm nicht erklärt. E r unter</text:span><text:line-break/><text:span text:style-name="T1">w irft sich nicht m ehr der Rute, sondern der Hierarchie der W elt</text:span><text:line-break/><text:span text:style-name="T1">der Intelligenzen. Im Übrigen ist er genauso ruhig wie der an</text:span><text:line-break/><text:span text:style-name="T1">dere: W enn es zu schwierig ist, die Lösung des Problem s zu su</text:span><text:line-break/><text:span text:style-name="T1">chen, so wird er die Intelligenz haben, große Augen zu machen.</text:span><text:line-break/><text:span text:style-name="T1">D er Lehrmeister ist umsichtig und geduldig. E r w ird sehen, dass</text:span><text:line-break/><text:span text:style-name="T1">der Kleine nicht m ehr m itkom m t, er w ird ihn wieder auf den</text:span><text:line-break/><text:span text:style-name="T1">Weg bringen, indem er es ihm von neuem erklärt. So erlangt</text:span><text:line-break/><text:span text:style-name="T1">der Kleine eine neue Intelligenz, die der E rklärungen des Lehr</text:span><text:line-break/><text:span text:style-name="T1">meisters. Später w ird er seinerseits Erklärender sein können. Er</text:span><text:line-break/><text:span text:style-name="T1">besitzt die Ausrüstung dafür. A ber er w ird sie perfektionieren:</text:span><text:line-break/><text:span text:style-name="T1">E r w ird ein M ann des Fortschritts sein.</text:span><text:line-break/><text:span text:style-name="T1">18</text:span> </text:p>
      <text:p text:style-name="P1"><text:span text:style-name="T1">Der Zufall und der Wille<text:line-break/>So nim m t die Welt der erklärten Erklärenden ihren Lauf. So<text:line-break/>hätte es auch m it Professor Jacotot weitergehen sollen, wenn<text:line-break/>ihn der Zufall nicht vor eine Tatsache gestellt hätte. U nd Joseph<text:line-break/>Jacotot dachte, dass jede Überlegung von den Tatsachen aus<text:line-break/>gehen und ihnen Platz machen muss. Verstehen wir darunter<text:line-break/>nicht, er sei Materialist gewesen. Im Gegenteil: Wie Descartes<text:line-break/>die Bewegung bewies, indem er ging, aber auch so wie sein<text:line-break/>Zeitgenosse, der sehr königstreue und sehr religiöse Maine de<text:line-break/>Biran, hielt er die Tatsachen des Geistes, der w irkt und sich sei<text:line-break/>nes Wirkens bewusst wird, für sicherer als jedes materielle Ding.<text:line-break/>U nd um genau das handelte es sich: Es wareine Tatsache, dass diese<text:line-break/>Studenten ohne Hilfe seiner Erklärungen sich selbst Französisch<text:line-break/>sprechen und schreiben gelehrt hatten. Er hatte ihnen nichts von<text:line-break/>seiner Wissenschaft übermittelt, weder die W ortwurzeln noch<text:line-break/>die W ortflexionen der französischen Sprache erklärt. Er war<text:line-break/>nicht einmal in der Weise jener Reformpädagogen vorgegan<text:line-break/>gen, die, wie der Erzieher des Emile, ihre Schüler auf Abwege<text:line-break/>führen, um sie besser leiten zu können und hinterlistig einen<text:line-break/>Hindernisparcours aufbauen, den man zu überwinden lernen<text:line-break/>muss. Er hatte sie alleine gelassen mit dem Text von Fenelon,<text:line-break/>einer Übersetzung - nicht einmal zwischenzeilig nach der<text:line-break/>Schulart - und mit ihrem Willen, Französisch zu lernen. Die<text:line-break/>Notwendigkeit hatte ihn dazu gezwungen, seine Intelligenz,<text:line-break/>diese vermittelnde Intelligenz des Lehrmeisters, die die in den<text:line-break/>geschriebenen W örtern gedruckte Intelligenz m it jener des<text:line-break/>Lehrlings verbindet, außer Acht zu lassen. U nd gleichzeitig<text:line-break/>hatte er diese imaginäre Distanz aufgelöst, die das Prinzip der<text:line-break/>pädagogischen Verdum m ung ist. Alles spielte sich notw en<text:line-break/>digerweise ab zwischen der Intelligenz Fenelons, der die fran<text:line-break/>zösische Sprache auf eine bestimmte Weise gebrauchen wollte,<text:line-break/></text:span><text:soft-page-break/><text:span text:style-name="T1">jener des Übersetzers, der davon ein niederländisches Äqui<text:line-break/>valent geben wollte und der Intelligenz von Lernenden, die Fran<text:line-break/>zösisch lernen wollten. Es war offenbar geworden, dass keine an<text:line-break/>dere Intelligenz nötig war. O hne daran zu denken, hatte er sie<text:line-break/>entdecken lassen, was er m it ihnen entdeckte: Alle Sätze und<text:line-break/>19 </text:span></text:p>
      <text:p text:style-name="P1"><text:span text:style-name="T1"/></text:p>
      <text:p text:style-name="P2"><text:span text:style-name="T1">folglich alle Intelligenzen, die sie produzieren, sind von glei</text:span><text:line-break/><text:span text:style-name="T1">cher N atur. Verstehen ist im m er n u r übersetzen, das heißt ein</text:span><text:line-break/><text:span text:style-name="T1">Äquivalent eines Textes geben, aber nicht seinen G rund. Es gibt</text:span><text:line-break/><text:span text:style-name="T1">nichts hinter einer geschriebenen Seite, keinen doppelten Bo</text:span><text:line-break/><text:span text:style-name="T1">den, der die A rbeit einer</text:span> <text:span text:style-name="T1">anderen</text:span> <text:span text:style-name="T1">Intelligenz, die des Erklären</text:span><text:line-break/><text:span text:style-name="T1">den, erfordern würde; es gibt keine Sprache des Lehrmeisters,</text:span><text:line-break/><text:span text:style-name="T1">keine Sprache der Sprache, deren W örter und Sätze die Macht</text:span><text:line-break/><text:span text:style-name="T1">hätten, den G rund der W örter und Sätze eines Textes zu sa</text:span><text:line-break/><text:span text:style-name="T1">gen. Die flämischen Studenten hatten den Beweis erbracht: Sie</text:span><text:line-break/><text:span text:style-name="T1">hatten, um über den</text:span> <text:span text:style-name="T1">Telemach</text:span> <text:span text:style-name="T1">zu sprechen, n u r die W örter des</text:span><text:line-break/><text:span text:style-name="T1">Telemach</text:span> <text:span text:style-name="T1">zu ihrer Verfügung. Es genügen also die Sätze Fenelons,</text:span><text:line-break/><text:span text:style-name="T1">um die Sätze Fenelons zu verstehen und um zu sagen, was man</text:span><text:line-break/><text:span text:style-name="T1">davon verstanden hat. Lernen und verstehen sind zwei Wei</text:span><text:line-break/><text:span text:style-name="T1">sen, denselben A kt der Ü bersetzung auszudrücken. Es gibt</text:span><text:line-break/><text:span text:style-name="T1">nichts jenseits des Textes, außer den W illen sich auszudrücken,</text:span><text:line-break/><text:span text:style-name="T1">das heißt zu übersetzen. W enn sie die Sprache verstanden hat</text:span><text:line-break/><text:span text:style-name="T1">ten, indem sie Fenelon lernten, dann nicht einfach durch die</text:span><text:line-break/><text:span text:style-name="T1">G ym nastik, die eine linke Seite m it einer rechten Seite ver</text:span><text:line-break/><text:span text:style-name="T1">gleicht. Es ist nicht die Geschicklichkeit, die Spalte zu wech</text:span><text:line-break/><text:span text:style-name="T1">seln, die zählt, sondern die Fähigkeit, das, was m an denkt, in</text:span><text:line-break/><text:span text:style-name="T1">den W orten der anderen zu sagen. W enn sie das von Fenelon</text:span><text:line-break/><text:span text:style-name="T1">gelernt hatten, so deshalb, weil die Leistung des Schriftstellers</text:span><text:line-break/><text:span text:style-name="T1">Fenelon selbst die Leistung eines</text:span> <text:span text:style-name="T1">Übersetzers</text:span> <text:span text:style-name="T1">war: U m eine poli</text:span><text:line-break/><text:span text:style-name="T1">tische Lektion in eine Legendenerzählung zu übersetzen, hatte</text:span><text:line-break/><text:span text:style-name="T1">Fenelon in das Französisch seines Jahrhunderts das Griechisch</text:span><text:line-break/><text:span text:style-name="T1">von H om er, das Latein von Vergil und die gelehrige oder naive</text:span><text:line-break/><text:span text:style-name="T1">Sprache von H underten anderen Texten, vom Kinderm ärchen</text:span><text:line-break/><text:span text:style-name="T1">bis zur Geschichtsschreibung, übertragen. E r hatte für diese</text:span><text:line-break/><text:span text:style-name="T1">doppelte Übersetzung dieselbe Intelligenz angewandt, die sie</text:span><text:line-break/><text:span text:style-name="T1">ihrerseits verwendeten, um m it den Sätzen seines Buches zu</text:span><text:line-break/><text:span text:style-name="T1">erzählen, was sie von seinem Buch dachten.</text:span><text:line-break/><text:span text:style-name="T1">Aber auch die Intelligenz, die sie das Französische im</text:span> <text:span text:style-name="T1">Telemach</text:span><text:line-break/><text:span text:style-name="T1">erlernen ließ, w ar dieselbe, m it der sie die M uttersprache ge</text:span><text:line-break/><text:span text:style-name="T1">lernt hatten: indem sie beobachteten und im G edächtnis be</text:span><text:line-break/><text:span text:style-name="T1">hielten, wiederholten und verifizierten, das, was sie zu erfah</text:span><text:line-break/><text:span text:style-name="T1">ren suchten, m it dem verglichen, was sie bereits kannten, in</text:span><text:line-break/><text:span text:style-name="T1">dem sie das m achten und überdachten, was sie bereits gemacht</text:span><text:line-break/><text:span text:style-name="T1">20</text:span></text:p>
      <text:p text:style-name="P1"><text:span text:style-name="T1">hatten. Sie waren vorgegangen, wie man nicht vorgehen darf,</text:span><text:line-break/><text:span text:style-name="T1">wie die Kinder, blind und</text:span> <text:span text:style-name="T1">ratend.</text:span> <text:span text:style-name="T1">U nd die Frage stellte sich also:</text:span><text:line-break/><text:span text:style-name="T1">Müsste man nicht die etablierte O rdnung der intellektuellen</text:span><text:line-break/><text:span text:style-name="T1">W erte umdrehen? Ist diese schimpfliche Methode des Ratens</text:span><text:line-break/><text:span text:style-name="T1">nicht die wahre Bewegung der menschlichen Intelligenz, die</text:span><text:line-break/><text:span text:style-name="T1">ihre</text:span> <text:span text:style-name="T1">eigene</text:span> <text:span text:style-name="T1">M acht in Besitz nimmt? Ist ihr Verbot nicht zuerst</text:span><text:line-break/><text:span text:style-name="T1">von dem Willen gekennzeichnet, die Welt der Intelligenz zwei</text:span><text:line-break/><text:span text:style-name="T1">zuteilen? Die M ethodiker setzen der schlechten M ethode des</text:span><text:line-break/><text:span text:style-name="T1">Zufalls die Vorgangsweise nach der Vernunft entgegen. Aber</text:span><text:line-break/><text:span text:style-name="T1">sie setzen voraus, was sie beweisen wollen. Sie setzen ein klei</text:span><text:line-break/><text:span text:style-name="T1">nes Tier voraus, das die Welt erkundet, indem es sich an den</text:span><text:line-break/><text:span text:style-name="T1">Dingen stößt, das noch nicht fähig ist zu sehen, und das sie eben</text:span><text:line-break/><text:span text:style-name="T1">lehren werden zu erkennen. Aber der kleine Mensch ist zuerst</text:span><text:line-break/><text:span text:style-name="T1">ein Wesen der Rede. Das Kind, das die W örter wiederholt, und</text:span><text:line-break/><text:span text:style-name="T1">der flämische Student, der in seinem</text:span> <text:span text:style-name="T1">Telemach</text:span> „<text:span text:style-name="T1">verloren“ ist,</text:span><text:line-break/><text:span text:style-name="T1">gehen nicht zufällig vor. All ihre Anstrengung, all ihre Erkun</text:span><text:line-break/><text:span text:style-name="T1">dung ist darauf gerichtet: Eine menschliche Rede ist an sie ge</text:span><text:line-break/><text:span text:style-name="T1">richtet worden, die sie erkennen wollen und auf die sie antw or</text:span><text:line-break/><text:span text:style-name="T1">ten wollen, nicht als Schüler oder Gelehrte, sondern als Men</text:span><text:line-break/><text:span text:style-name="T1">schen; wie man jemandem antwortet, der zu einem spricht,</text:span><text:line-break/><text:span text:style-name="T1">und nicht jemandem, der einen prüft: unter dem Zeichen der</text:span><text:line-break/><text:span text:style-name="T1">Gleichheit.</text:span><text:line-break/><text:span text:style-name="T1">Die Tatsache ist die: Sie haben alleine ohne erklärenden</text:span><text:line-break/><text:span text:style-name="T1">Lehrmeister gelernt. N un, was einmal stattgefunden hat, ist</text:span><text:line-break/><text:span text:style-name="T1">im m er möglich. Diese Entdeckung konnte zwar die Prinzi</text:span><text:line-break/><text:span text:style-name="T1">pien des</text:span> <text:span text:style-name="T1">Professor]zcotot</text:span> <text:span text:style-name="T1">erschüttern. Aber der Mensch Jacotot</text:span><text:line-break/><text:span text:style-name="T1">war eher imstande, die Vielfältigkeit dessen, was man von</text:span><text:line-break/><text:span text:style-name="T1">einem Menschen erwarten kann, zu erkennen. Sein Vater war</text:span><text:line-break/><text:span text:style-name="T1">Fleischer gewesen, bevor er für seinen G roßvater die Buch</text:span><text:line-break/><text:span text:style-name="T1">haltung übernahm , jenen Schuster, der seinen Enkel in die</text:span><text:line-break/><text:span text:style-name="T1">Mittelschule geschickt hatte. Er selbst war Rhetorikprofessor,</text:span><text:line-break/><text:span text:style-name="T1">als 1792 der Ruf zu den Waffen erschallte. Die W ahl seiner</text:span><text:line-break/><text:span text:style-name="T1">K am eraden hatte aus ihm</text:span> <text:span text:style-name="T1">einen A rtilleriehauptm ann</text:span> <text:span text:style-name="T1">ge</text:span><text:line-break/><text:span text:style-name="T1">m acht und er hatte sich als bem erkensw erter A rtillerist her</text:span><text:line-break/><text:span text:style-name="T1">ausgestellt. 1793, im Büro für Schießpulver, w urde dieser</text:span><text:line-break/><text:span text:style-name="T1">Latinist zum Chem ielehrer zum Zwecke der beschleunigten</text:span><text:line-break/><text:span text:style-name="T1">Ausbildung jener A rbeiter, die man in alle Ecken des Landes</text:span><text:line-break/><text:span text:style-name="T1">21</text:span></text:p>
      <text:p text:style-name="P1"><text:span text:style-name="T1">durch sich selbst hat alle großen M änner geformt.“ Aber nun</text:span><text:line-break/><text:span text:style-name="T1">das Sonderbare: „Jeder große M ann hat tausend Mal in seinem</text:span><text:line-break/><text:span text:style-name="T1">Leben diese Erfahrung gemacht, dennoch ist noch nie jemand</text:span><text:line-break/><text:span text:style-name="T1">auf die Idee gekommen, zu einem anderen zu sagen: Ich habe</text:span><text:line-break/><text:span text:style-name="T1">viel ohne Erklärung gelernt, ich glaube, dass Sie es wie ich</text:span><text:line-break/><text:span text:style-name="T1">machen können (...) Weder ich noch irgendjemand anderer auf</text:span><text:line-break/><text:span text:style-name="T1">der W elt ist auf die Idee gekommen, davon Gebrauch zu ma</text:span><text:line-break/><text:span text:style-name="T1">chen, um die anderen zu unterrichten.“3 Es würde genügen,</text:span><text:line-break/><text:span text:style-name="T1">der Intelligenz, die in jedem Einzelnen schläft, zu sagen:</text:span> <text:span text:style-name="T1">Age</text:span><text:line-break/><text:span text:style-name="T1">quod agis, fahre fort damit, zu tun, was du tust, „lerne den Sach</text:span><text:line-break/><text:span text:style-name="T1">verhalt, imitiere ihn, erkenne dich selbst, das ist der Lauf der</text:span><text:line-break/><text:span text:style-name="T1">N atur.“4 Wiederhole methodisch die Methode des Zufalls, die</text:span><text:line-break/><text:span text:style-name="T1">dir das Maß deiner Macht gegeben hat. Dieselbe Intelligenz ist</text:span><text:line-break/><text:span text:style-name="T1">am W erk in allen Akten des menschlichen Geistes.</text:span><text:line-break/><text:span text:style-name="T1">Aber darin besteht der schwierigste Schritt. Alle praktizie</text:span><text:line-break/><text:span text:style-name="T1">ren diese Methode, wenn es nötig ist, aber niemand will sie</text:span><text:line-break/><text:span text:style-name="T1">anerkennen, niemand will sich der intellektuellen Revolution,</text:span><text:line-break/><text:span text:style-name="T1">die sie bedeutet, stellen. Der gesellschaftliche Zirkel, die O rd</text:span><text:line-break/><text:span text:style-name="T1">nung der Dinge, verbietet ihr, als das erkannt zu werden, was</text:span><text:line-break/><text:span text:style-name="T1">sie ist: die wahre Methode, durch die jeder lernt und durch die</text:span><text:line-break/><text:soft-page-break/><text:span text:style-name="T1">jeder seine Fähigkeit erproben kann. Man muss wagen, sie an</text:span><text:line-break/><text:span text:style-name="T1">zuerkennen und die</text:span> <text:span text:style-name="T1">offene</text:span> <text:span text:style-name="T1">Verifizierung ihrer Macht zu verfol</text:span><text:line-break/><text:span text:style-name="T1">gen. Andernfalls wird die Methode der Unfähigkeit, die Alte,</text:span><text:line-break/><text:span text:style-name="T1">solange dauern wie die Ordnung der Dinge.</text:span><text:line-break/><text:span text:style-name="T1">W er wollte beginnen? Es gab wohl zu dieser Zeit alle mögli</text:span><text:line-break/><text:span text:style-name="T1">chen M änner guten Willens, die sich um die Unterweisung des</text:span><text:line-break/><text:span text:style-name="T1">Volkes sorgten: M änner der O rdnung wollten das Volk über</text:span><text:line-break/><text:span text:style-name="T1">seine brutalen Begierden erheben; M änner der Revolution</text:span><text:line-break/><text:span text:style-name="T1">wollten es zum Bewusstsein seiner Rechte führen; M änner des</text:span><text:line-break/><text:span text:style-name="T1">Fortschritts wünschten, durch die Bildung den Graben zwi</text:span><text:line-break/><text:span text:style-name="T1">schen den Klassen einzuebnen; Männer der Industrie träum ten</text:span><text:line-break/><text:span text:style-name="T1">davon, durch sie den besten Intelligenzen des Volkes den Weg</text:span><text:line-break/><text:span text:style-name="T1">zum sozialen Aufstieg zu ebnen. Alle diese guten Absichten</text:span><text:line-break/><text:span text:style-name="T1">begegneten einem Hindernis: Die M änner des Volkes haben</text:span><text:line-break/><text:span text:style-name="T1">wenig Zeit und noch weniger Geld für diese Anschaffung. Also</text:span><text:line-break/><text:span text:style-name="T1">suchte man eine wirtschaftliche Weise, ein M inimum an Bil</text:span><text:line-break/><text:span text:style-name="T1">dung zu verbreiten, das man je nach den Um ständen für die</text:span><text:line-break/><text:span text:style-name="T1">27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7T16:56:26.386000000</meta:creation-date>
    <dc:date>2023-12-27T16:57:26.501000000</dc:date>
    <meta:editing-duration>PT1M</meta:editing-duration>
    <meta:editing-cycles>1</meta:editing-cycles>
    <meta:document-statistic meta:table-count="0" meta:image-count="0" meta:object-count="0" meta:page-count="5" meta:paragraph-count="12" meta:word-count="4207" meta:character-count="26029" meta:non-whitespace-character-count="21832"/>
    <meta:generator>LibreOffice/7.3.7.2$Windows_X86_64 LibreOffice_project/e114eadc50a9ff8d8c8a0567d6da8f454beeb84f</meta:generator>
  </office:meta>
</office:document-meta>
</file>